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c4175" officeooo:paragraph-rsid="000c4175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2aae" officeooo:paragraph-rsid="00102aae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1974a" officeooo:paragraph-rsid="0011974a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240e0" officeooo:paragraph-rsid="001240e0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normal" officeooo:rsid="000f470b" officeooo:paragraph-rsid="000c4175" style:font-size-asian="12pt" style:font-weight-asian="normal" style:font-name-complex="Helvetica" style:font-weight-complex="normal"/>
    </style:style>
    <style:style style:name="P18" style:family="paragraph" style:parent-style-name="Standard">
      <style:paragraph-properties style:snap-to-layout-grid="false"/>
      <style:text-properties style:font-name="Helvetica" fo:font-size="12pt" fo:font-weight="normal" officeooo:paragraph-rsid="00165363" style:font-size-asian="12pt" style:font-weight-asian="normal" style:font-name-complex="Helvetica" style:font-weight-complex="normal"/>
    </style:style>
    <style:style style:name="P19" style:family="paragraph" style:parent-style-name="Standard">
      <style:paragraph-properties style:snap-to-layout-grid="false"/>
      <style:text-properties style:font-name="Helvetica" fo:font-size="12pt" fo:font-weight="normal" officeooo:rsid="000c4175" style:font-size-asian="12pt" style:font-weight-asian="normal" style:font-name-complex="Helvetica" style:font-weight-complex="normal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normal" officeooo:rsid="001240e0" officeooo:paragraph-rsid="001240e0" style:font-size-asian="12pt" style:font-weight-asian="normal" style:font-name-complex="Helvetica" style:font-weight-complex="normal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officeooo:rsid="001240e0" officeooo:paragraph-rsid="001240e0" style:font-name-complex="Helvetica"/>
    </style:style>
    <style:style style:name="P22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3" style:family="paragraph" style:parent-style-name="Heading_20_1">
      <style:text-properties fo:font-weight="bold" style:font-weight-asian="bold"/>
    </style:style>
    <style:style style:name="P24" style:family="paragraph" style:parent-style-name="Heading_20_1">
      <style:paragraph-properties style:snap-to-layout-grid="false"/>
      <style:text-properties fo:font-weight="bold" style:font-weight-asian="bold"/>
    </style:style>
    <style:style style:name="P25" style:family="paragraph" style:parent-style-name="Heading_20_1">
      <style:text-properties style:font-name="Helvetica" style:font-name-complex="Helvetica"/>
    </style:style>
    <style:style style:name="P26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7" style:family="paragraph" style:parent-style-name="Heading_20_3">
      <style:paragraph-properties style:snap-to-layout-grid="false"/>
      <style:text-properties fo:font-weight="bold" style:font-weight-asian="bold"/>
    </style:style>
    <style:style style:name="P28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29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ecadb"/>
    </style:style>
    <style:style style:name="T2" style:family="text">
      <style:text-properties officeooo:rsid="000f470b"/>
    </style:style>
    <style:style style:name="T3" style:family="text">
      <style:text-properties officeooo:rsid="0011974a"/>
    </style:style>
    <style:style style:name="T4" style:family="text">
      <style:text-properties officeooo:rsid="0011c409"/>
    </style:style>
    <style:style style:name="T5" style:family="text">
      <style:text-properties officeooo:rsid="001240e0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2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6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4" text:outline-level="1"/>
          </table:table-cell>
          <table:table-cell table:style-name="Table1.A2" table:number-columns-spanned="2" office:value-type="string">
            <text:h text:style-name="P27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3" text:outline-level="1">Project</text:h>
          </table:table-cell>
          <table:table-cell table:style-name="Table1.A3" table:number-columns-spanned="3" office:value-type="string">
            <text:h text:style-name="P28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5">4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5">04.11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7"><text:span text:style-name="T1">-Have the data from customers</text:span></text:p>
            <text:p text:style-name="P17"><text:span text:style-name="T1">-Have most of the formulas from the customers</text:span></text:p>
            <text:p text:style-name="P17"><text:span text:style-name="T1">-Share data and formulas with the whole team and explain them</text:span></text:p>
            <text:p text:style-name="P17"><text:span text:style-name="T1">-Project requirements and first design, first version</text:span></text:p>
            <text:p text:style-name="P17"><text:span text:style-name="T1">-Agree on the most interfaces and technologies</text:span></text:p>
            <text:p text:style-name="P17"/>
            <text:p text:style-name="P17">-<text:span text:style-name="T5">Translate the input document which is in Italian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8">-<text:span text:style-name="T5">Still some problems to understand to other members of the team, and myself as well, the meaning of inputs, and the purpose of the data tables of the db.</text:span>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9"><text:span text:style-name="T2">-Do the design document of the project</text:span></text:p>
            <text:p text:style-name="P19"><text:span text:style-name="T2">-Finish to translate the input document</text:span></text:p>
            <text:p text:style-name="P19"><text:span text:style-name="T2">-Think deeply about design of the db</text:span></text:p>
            <text:p text:style-name="P19"><text:span text:style-name="T2">-Make all diagram: use case, class diagrams and so on</text:span></text:p>
            <text:p text:style-name="P20"><text:span text:style-name="T2">-</text:span>Meet again the customers to clarify some aspects of the requirements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5" text:outline-level="1">Monday</text:h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Fast briefing on group coordin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4">7</text:p>
          </table:table-cell>
          <table:table-cell table:style-name="Table4.A2" office:value-type="string">
            <text:p text:style-name="P16"><text:span text:style-name="T4">M</text:span>eeting customers and explain to the team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3">4</text:p>
          </table:table-cell>
          <table:table-cell table:style-name="Table4.A2" office:value-type="string">
            <text:p text:style-name="P13">Complete the Project <text:span text:style-name="T5">Requirements &amp; Design presentation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6">7</text:p>
          </table:table-cell>
          <table:table-cell table:style-name="Table4.A2" office:value-type="string">
            <text:p text:style-name="P13">Lecture and Project presentation <text:span text:style-name="T5">+ meeting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1"><text:span text:style-name="T3">2</text:span>1</text:p>
          </table:table-cell>
          <table:table-cell table:style-name="Table4.A11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4T11:29:03.545000000</dc:date>
    <meta:print-date>1998-10-09T11:53:00</meta:print-date>
    <meta:editing-cycles>18</meta:editing-cycles>
    <meta:editing-duration>PT43M34S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46" meta:word-count="182" meta:character-count="1076" meta:non-whitespace-character-count="940"/>
  </office:meta>
</office:document-meta>
</file>